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P4"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Synopsis</text:h>
      <text:h text:style-name="Heading_20_2" text:outline-level="2">First act</text:h>
      <text:p text:style-name="P1">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Second act</text:h>
      <text:p text:style-name="P1">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hird act</text:h>
      <text:p text:style-name="P1">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ynopsi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1-19T13:34:42.090000000</dc:date>
    <dc:creator>Michele Maione</dc:creator>
    <meta:editing-duration>PT12S</meta:editing-duration>
    <meta:editing-cycles>3</meta:editing-cycles>
    <meta:generator>LibreOffice/6.1.3.2$Windows_X86_64 LibreOffice_project/86daf60bf00efa86ad547e59e09d6bb77c699acb</meta:generator>
    <meta:document-statistic meta:table-count="1" meta:image-count="0" meta:object-count="0" meta:page-count="1" meta:paragraph-count="9" meta:word-count="350" meta:character-count="1876" meta:non-whitespace-character-count="1536"/>
    <meta:template xlink:type="simple" xlink:actuate="onRequest" xlink:title="" xlink:href="../MasterGameDesignDocument.odm" meta:date="2018-11-19T13:33:40.056000000"/>
  </office:meta>
</office:document-meta>
</file>